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alibre" svg:font-family="Calibre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MP0">
      <style:paragraph-properties fo:text-align="center" style:justify-single-word="false" style:page-number="auto" fo:break-before="page"/>
      <style:text-properties officeooo:rsid="001fccd1"/>
    </style:style>
    <style:style style:name="P2" style:family="paragraph" style:parent-style-name="Text_20_body">
      <style:text-properties style:font-name="Calibre"/>
    </style:style>
    <style:style style:name="P3" style:family="paragraph" style:parent-style-name="Text_20_body">
      <style:paragraph-properties fo:margin-top="0cm" fo:margin-bottom="0.282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.282cm" style:contextual-spacing="false" fo:line-height="128%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officeooo:paragraph-rsid="002c6b5b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officeooo:rsid="002c6b5b" officeooo:paragraph-rsid="002c6b5b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officeooo:rsid="002c6b5b" officeooo:paragraph-rsid="002c6b5b" style:text-blinking="false" fo:background-color="transparent"/>
    </style:style>
    <style:style style:name="P9" style:family="paragraph" style:parent-style-name="Text_20_body">
      <style:paragraph-properties fo:margin-top="0cm" fo:margin-bottom="0.282cm" style:contextual-spacing="false" fo:line-height="128%" style:writing-mode="lr-tb"/>
      <style:text-properties style:font-name="Calibre"/>
    </style:style>
    <style:style style:name="P10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style:font-name="Calibre"/>
    </style:style>
    <style:style style:name="P11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style:font-name="Calibre" officeooo:paragraph-rsid="00279fbc"/>
    </style:style>
    <style:style style:name="P12" style:family="paragraph" style:parent-style-name="Text_20_body" style:list-style-name="L3">
      <style:paragraph-properties fo:margin-top="0cm" fo:margin-bottom="0.282cm" style:contextual-spacing="false" fo:line-height="128%" fo:text-align="justify" style:justify-single-word="false" style:writing-mode="lr-tb"/>
      <style:text-properties style:font-name="Calibre" officeooo:rsid="002e3cd9" officeooo:paragraph-rsid="002e3cd9"/>
    </style:style>
    <style:style style:name="P13" style:family="paragraph" style:parent-style-name="Text_20_body">
      <style:paragraph-properties fo:margin-left="1.27cm" fo:margin-right="0cm" fo:margin-top="0cm" fo:margin-bottom="0.282cm" style:contextual-spacing="false" fo:line-height="128%" fo:text-align="justify" style:justify-single-word="false" fo:text-indent="0cm" style:auto-text-indent="false" style:writing-mode="lr-tb"/>
      <style:text-properties style:font-name="Calibre"/>
    </style:style>
    <style:style style:name="P14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style:font-name="Calibre"/>
    </style:style>
    <style:style style:name="P15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style:font-name="Calibre" fo:font-weight="normal"/>
    </style:style>
    <style:style style:name="P16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officeooo:paragraph-rsid="00279fbc" style:text-blinking="false" fo:background-color="transparent"/>
    </style:style>
    <style:style style:name="P18" style:family="paragraph" style:parent-style-name="Text_20_body">
      <style:paragraph-properties fo:line-height="128%" fo:text-align="center" style:justify-single-word="false" style:writing-mode="lr-tb"/>
      <style:text-properties style:font-name="Calibr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 style:font-weight-asian="bold" style:font-name-complex="Arial1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bold" style:text-blinking="false" fo:background-color="transparent" loext:char-shading-value="0" style:font-weight-asian="bold" style:font-name-complex="Arial1"/>
    </style:style>
    <style:style style:name="T5" style:family="text">
      <style:text-properties fo:font-variant="normal" fo:text-transform="none" fo:color="#000000" style:text-line-through-style="none" style:text-line-through-type="none" fo:font-size="10.5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bold" style:text-blinking="false" fo:background-color="transparent" loext:char-shading-value="0" style:font-weight-asian="bold" style:font-name-complex="Arial1"/>
    </style:style>
    <style:style style:name="T7" style:family="text">
      <style:text-properties officeooo:rsid="00279fbc"/>
    </style:style>
    <style:style style:name="T8" style:family="text">
      <style:text-properties officeooo:rsid="002bd5b9"/>
    </style:style>
    <style:style style:name="T9" style:family="text">
      <style:text-properties officeooo:rsid="002d9695"/>
    </style:style>
    <style:style style:name="T10" style:family="text">
      <style:text-properties officeooo:rsid="002c6b5b"/>
    </style:style>
    <style:style style:name="T11" style:family="text">
      <style:text-properties officeooo:rsid="002e3cd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67d1f43-9828-8f6d-11ee-1608df4c74f1"/><text:span text:style-name="Fonte_20_parág._20_padrão"><text:span text:style-name="T6">REUNIÃO DE RETROSPECTIVA</text:span></text:span></text:p>
      <text:p text:style-name="P3">Sprint 0<text:span text:style-name="T8">5</text:span></text:p>
      <text:p text:style-name="P9"/>
      <text:p text:style-name="P6">Na <text:span text:style-name="T9">tarde</text:span> do dia <text:span text:style-name="T10">1 de fevereiro de 2017</text:span>, a equipe realiz<text:span text:style-name="T7">ou no IFPB</text:span> <text:span text:style-name="T9">a</text:span> reunião de retrospectiva da Sprint. Debatemos quais foram os pontos positivos, negativos e o que poderíamos ter feito melhor na iteração. Após o debate chegamos a um consenso nos pontos:</text:p>
      <text:p text:style-name="P10"/>
      <text:p text:style-name="P4">Pontos Positivos:</text:p>
      <text:list xml:id="list5618811423615485761" text:style-name="L1">
        <text:list-item>
          <text:p text:style-name="P7">Aceitabilidade do cliente ao requisito de Ativos;</text:p>
        </text:list-item>
        <text:list-item>
          <text:p text:style-name="P7">Foi possível, entregar os itens planejados para a sprint.</text:p>
        </text:list-item>
      </text:list>
      <text:p text:style-name="P13"/>
      <text:p text:style-name="P4">Pontos Negativos:</text:p>
      <text:list xml:id="list8265419722031421747" text:style-name="L2">
        <text:list-item>
          <text:p text:style-name="P8">Problemas com o acesso a ferramenta icescrum.</text:p>
        </text:list-item>
      </text:list>
      <text:p text:style-name="P4">O que poderíamos ter feito de melhor?</text:p>
      <text:list xml:id="list6414130283961415936" text:style-name="L3">
        <text:list-item>
          <text:p text:style-name="P12">Poderia ter focado mais na parte de ativos, onde está a maior complexidade da aplicação.</text:p>
        </text:list-item>
      </text:list>
      <text:p text:style-name="P11"/>
      <text:p text:style-name="P11"/>
      <text:p text:style-name="P11"/>
      <text:p text:style-name="P11"/>
      <text:p text:style-name="P11"/>
      <text:p text:style-name="P5">Monteiro-PB, <text:s/><text:span text:style-name="T11">1 </text:span>de <text:span text:style-name="T11">fevereiro de</text:span> 201<text:span text:style-name="T11">7</text:span>.</text:p>
      <text:p text:style-name="P14"/>
      <text:p text:style-name="P18"/>
      <text:p text:style-name="P18"/>
      <text:p text:style-name="P18"/>
      <text:p text:style-name="P18"/>
      <text:p text:style-name="P18"/>
      <text:p text:style-name="P17">Gilvonaldo Alves da Silva Cavalcanti</text:p>
      <text:p text:style-name="P15"><text:span text:style-name="T5">Sidclei Wilker Alves de Freitas</text:span><text:span text:style-name="T3"> </text:span></text:p>
      <text:p text:style-name="P16"/>
      <text:p text:style-name="P2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alibre" svg:font-family="Calibre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Fonte_20_parág._20_padrão" style:display-name="Fonte parág. padrão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Witalo Carlos X. Albuquerque</meta:initial-creator>
    <meta:creation-date>2015-06-03T00:43:00Z</meta:creation-date>
    <dc:date>2017-02-07T14:46:12.158350332</dc:date>
    <meta:editing-cycles>17</meta:editing-cycles>
    <meta:editing-duration>PT2H4M39S</meta:editing-duration>
    <meta:document-statistic meta:table-count="0" meta:image-count="0" meta:object-count="0" meta:page-count="2" meta:paragraph-count="14" meta:word-count="119" meta:character-count="707" meta:non-whitespace-character-count="6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Projeto2/SysTI/Projeto%20SysTI/001-Atas%20de%20reuniao/it-002/ATA-Reuniao%20de%20Retrospectiva%20002.odt/Normal.dotm"/>
  </office:meta>
</office:document-meta>
</file>